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language-asian="de" style:country-asian="DE"/>
    </style:style>
    <style:style style:name="T3" style:parent-style-name="Absatz-Standardschriftart" style:family="text">
      <style:text-properties style:language-asian="de" style:country-asian="DE"/>
    </style:style>
    <style:style style:name="T4" style:parent-style-name="Absatz-Standardschriftart" style:family="text">
      <style:text-properties style:language-asian="de" style:country-asian="DE"/>
    </style:style>
    <style:style style:name="T5" style:parent-style-name="Absatz-Standardschriftart" style:family="text">
      <style:text-properties style:language-asian="de" style:country-asian="DE"/>
    </style:style>
    <style:style style:name="T6" style:parent-style-name="Absatz-Standardschriftart" style:family="text">
      <style:text-properties style:language-asian="de" style:country-asian="DE"/>
    </style:style>
    <style:style style:name="T7" style:parent-style-name="Absatz-Standardschriftart" style:family="text">
      <style:text-properties style:language-asian="de" style:country-asian="DE"/>
    </style:style>
    <style:style style:name="T8" style:parent-style-name="Absatz-Standardschriftart" style:family="text">
      <style:text-properties style:language-asian="de" style:country-asian="DE"/>
    </style:style>
    <style:style style:name="T9" style:parent-style-name="Absatz-Standardschriftart" style:family="text">
      <style:text-properties style:language-asian="de" style:country-asian="DE"/>
    </style:style>
    <style:style style:name="T10" style:parent-style-name="Absatz-Standardschriftart" style:family="text">
      <style:text-properties style:language-asian="de" style:country-asian="DE"/>
    </style:style>
    <style:style style:name="T11" style:parent-style-name="Absatz-Standardschriftart" style:family="text">
      <style:text-properties style:language-asian="de" style:country-asian="DE"/>
    </style:style>
    <style:style style:name="T12" style:parent-style-name="Absatz-Standardschriftart" style:family="text">
      <style:text-properties style:language-asian="de" style:country-asian="DE"/>
    </style:style>
    <style:style style:name="T13" style:parent-style-name="Absatz-Standardschriftart" style:family="text">
      <style:text-properties style:language-asian="de" style:country-asian="DE"/>
    </style:style>
    <style:style style:name="T14" style:parent-style-name="Absatz-Standardschriftart" style:family="text">
      <style:text-properties style:language-asian="de" style:country-asian="DE"/>
    </style:style>
    <style:style style:name="T15" style:parent-style-name="Absatz-Standardschriftart" style:family="text">
      <style:text-properties style:language-asian="de" style:country-asian="DE"/>
    </style:style>
    <style:style style:name="T16" style:parent-style-name="Absatz-Standardschriftart" style:family="text">
      <style:text-properties style:language-asian="de" style:country-asian="DE"/>
    </style:style>
    <style:style style:name="T17" style:parent-style-name="Absatz-Standardschriftart" style:family="text">
      <style:text-properties style:language-asian="de" style:country-asian="DE"/>
    </style:style>
    <style:style style:name="T18" style:parent-style-name="Absatz-Standardschriftart" style:family="text">
      <style:text-properties style:language-asian="de" style:country-asian="DE"/>
    </style:style>
    <style:style style:name="T19" style:parent-style-name="Absatz-Standardschriftart" style:family="text">
      <style:text-properties style:language-asian="de" style:country-asian="DE"/>
    </style:style>
    <style:style style:name="P20" style:parent-style-name="Standard" style:family="paragraph">
      <style:text-properties fo:font-weight="bold" style:font-weight-asian="bold"/>
    </style:style>
    <style:style style:family="graphic" style:name="a21">
      <style:graphic-properties style:wrap="run-through" style:run-through="foreground" draw:fill="none" draw:stroke="solid" svg:stroke-width="0.00694in" svg:stroke-color="#000000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042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-content" style:vertical-rel="paragraph" style:horizontal-pos="righ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00000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000000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0694in" svg:stroke-color="#000000" draw:marker-end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042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042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ustom-shape svg:x="4.57431in" svg:y="0.13264in" svg:width="1.45833in" svg:height="0.275in" draw:z-index="251666432" draw:id="id0" draw:style-name="a0" draw:name="Eine Ecke des Rechtecks schneiden und abrunden 7" text:anchor-type="paragraph"><svg:title/><svg:desc/><draw:enhanced-geometry draw:path-stretchpoint-x="21600" draw:path-stretchpoint-y="21600" draw:type="non-primitive" svg:viewBox="0 0 21600 21600" draw:enhanced-path="M ?f12 ?f4 L ?f14 ?f4 ?f3 ?f13 ?f3 ?f5 ?f2 ?f5 ?f2 ?f12 A ?f56 ?f57 ?f58 ?f59 ?f2 ?f12 ?f53 ?f55  W ?f60 ?f61 ?f62 ?f63 ?f2 ?f12 ?f53 ?f55 Z N" draw:text-areas="?f15 ?f15 ?f16 ?f5" draw:modifiers="16667 166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$0"/><draw:equation draw:name="f11" draw:formula="$1"/><draw:equation draw:name="f12" draw:formula="?f8 * ?f10 / 100000"/><draw:equation draw:name="f13" draw:formula="?f8 * ?f11 / 100000"/><draw:equation draw:name="f14" draw:formula="?f3 - ?f13"/><draw:equation draw:name="f15" draw:formula="?f12 * 29289 / 100000"/><draw:equation draw:name="f16" draw:formula="(?f14 + ?f3) / 2"/><draw:equation draw:name="f17" draw:formula="21550000 - ?f1"/><draw:equation draw:name="f18" draw:formula="if(?f17, ?f1, 21550000)"/><draw:equation draw:name="f19" draw:formula="-21550000 - ?f18"/><draw:equation draw:name="f20" draw:formula="if(?f19, -21550000, ?f18)"/><draw:equation draw:name="f21" draw:formula="?f0 + ?f20"/><draw:equation draw:name="f22" draw:formula="?f0 + ?f1"/><draw:equation draw:name="f23" draw:formula="?f22 * ?f9 / ?f0"/><draw:equation draw:name="f24" draw:formula="0 - ?f23"/><draw:equation draw:name="f25" draw:formula="cos(?f24)"/><draw:equation draw:name="f26" draw:formula="0 - ?f25"/><draw:equation draw:name="f27" draw:formula="?f26 * ?f12"/><draw:equation draw:name="f28" draw:formula="sin(?f24)"/><draw:equation draw:name="f29" draw:formula="0 - ?f28"/><draw:equation draw:name="f30" draw:formula="?f29 * ?f12"/><draw:equation draw:name="f31" draw:formula="sqrt(?f27 * ?f27 + ?f30 * ?f30 + 0 * 0)"/><draw:equation draw:name="f32" draw:formula="?f12 * ?f12 / ?f31"/><draw:equation draw:name="f33" draw:formula="?f29 * ?f32"/><draw:equation draw:name="f34" draw:formula="?f2 - ?f33"/><draw:equation draw:name="f35" draw:formula="?f26 * ?f32"/><draw:equation draw:name="f36" draw:formula="?f12 - ?f35"/><draw:equation draw:name="f37" draw:formula="?f34 - ?f12"/><draw:equation draw:name="f38" draw:formula="?f36 - ?f12"/><draw:equation draw:name="f39" draw:formula="?f34 + ?f12"/><draw:equation draw:name="f40" draw:formula="?f36 + ?f12"/><draw:equation draw:name="f41" draw:formula="?f21 + ?f1"/><draw:equation draw:name="f42" draw:formula="?f41 * ?f9 / ?f0"/><draw:equation draw:name="f43" draw:formula="0 - ?f42"/><draw:equation draw:name="f44" draw:formula="cos(?f43)"/><draw:equation draw:name="f45" draw:formula="0 - ?f44"/><draw:equation draw:name="f46" draw:formula="?f45 * ?f12"/><draw:equation draw:name="f47" draw:formula="sin(?f43)"/><draw:equation draw:name="f48" draw:formula="0 - ?f47"/><draw:equation draw:name="f49" draw:formula="?f48 * ?f12"/><draw:equation draw:name="f50" draw:formula="sqrt(?f46 * ?f46 + ?f49 * ?f49 + 0 * 0)"/><draw:equation draw:name="f51" draw:formula="?f12 * ?f12 / ?f50"/><draw:equation draw:name="f52" draw:formula="?f48 * ?f51"/><draw:equation draw:name="f53" draw:formula="?f34 + ?f52"/><draw:equation draw:name="f54" draw:formula="?f45 * ?f51"/><draw:equation draw:name="f55" draw:formula="?f36 + ?f54"/><draw:equation draw:name="f56" draw:formula="if(?f20, ?f2, ?f37)"/><draw:equation draw:name="f57" draw:formula="if(?f20, ?f12, ?f38)"/><draw:equation draw:name="f58" draw:formula="if(?f20, ?f2, ?f39)"/><draw:equation draw:name="f59" draw:formula="if(?f20, ?f12, ?f40)"/><draw:equation draw:name="f60" draw:formula="if(?f20, ?f37, ?f53)"/><draw:equation draw:name="f61" draw:formula="if(?f20, ?f38, ?f55)"/><draw:equation draw:name="f62" draw:formula="if(?f20, ?f39, ?f53)"/><draw:equation draw:name="f63" draw:formula="if(?f20, ?f40, ?f55)"/></draw:enhanced-geometry></draw:custom-shape></text:span><text:span text:style-name="T3"><draw:custom-shape svg:x="2.23264in" svg:y="0.14097in" svg:width="1.33333in" svg:height="0.275in" draw:z-index="251663360" draw:id="id1" draw:style-name="a1" draw:name="Eine Ecke des Rechtecks schneiden und abrunden 5" text:anchor-type="paragraph"><svg:title/><svg:desc/><draw:enhanced-geometry draw:path-stretchpoint-x="21600" draw:path-stretchpoint-y="21600" draw:type="non-primitive" svg:viewBox="0 0 21600 21600" draw:enhanced-path="M ?f12 ?f4 L ?f14 ?f4 ?f3 ?f13 ?f3 ?f5 ?f2 ?f5 ?f2 ?f12 A ?f56 ?f57 ?f58 ?f59 ?f2 ?f12 ?f53 ?f55  W ?f60 ?f61 ?f62 ?f63 ?f2 ?f12 ?f53 ?f55 Z N" draw:text-areas="?f15 ?f15 ?f16 ?f5" draw:modifiers="16667 166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$0"/><draw:equation draw:name="f11" draw:formula="$1"/><draw:equation draw:name="f12" draw:formula="?f8 * ?f10 / 100000"/><draw:equation draw:name="f13" draw:formula="?f8 * ?f11 / 100000"/><draw:equation draw:name="f14" draw:formula="?f3 - ?f13"/><draw:equation draw:name="f15" draw:formula="?f12 * 29289 / 100000"/><draw:equation draw:name="f16" draw:formula="(?f14 + ?f3) / 2"/><draw:equation draw:name="f17" draw:formula="21550000 - ?f1"/><draw:equation draw:name="f18" draw:formula="if(?f17, ?f1, 21550000)"/><draw:equation draw:name="f19" draw:formula="-21550000 - ?f18"/><draw:equation draw:name="f20" draw:formula="if(?f19, -21550000, ?f18)"/><draw:equation draw:name="f21" draw:formula="?f0 + ?f20"/><draw:equation draw:name="f22" draw:formula="?f0 + ?f1"/><draw:equation draw:name="f23" draw:formula="?f22 * ?f9 / ?f0"/><draw:equation draw:name="f24" draw:formula="0 - ?f23"/><draw:equation draw:name="f25" draw:formula="cos(?f24)"/><draw:equation draw:name="f26" draw:formula="0 - ?f25"/><draw:equation draw:name="f27" draw:formula="?f26 * ?f12"/><draw:equation draw:name="f28" draw:formula="sin(?f24)"/><draw:equation draw:name="f29" draw:formula="0 - ?f28"/><draw:equation draw:name="f30" draw:formula="?f29 * ?f12"/><draw:equation draw:name="f31" draw:formula="sqrt(?f27 * ?f27 + ?f30 * ?f30 + 0 * 0)"/><draw:equation draw:name="f32" draw:formula="?f12 * ?f12 / ?f31"/><draw:equation draw:name="f33" draw:formula="?f29 * ?f32"/><draw:equation draw:name="f34" draw:formula="?f2 - ?f33"/><draw:equation draw:name="f35" draw:formula="?f26 * ?f32"/><draw:equation draw:name="f36" draw:formula="?f12 - ?f35"/><draw:equation draw:name="f37" draw:formula="?f34 - ?f12"/><draw:equation draw:name="f38" draw:formula="?f36 - ?f12"/><draw:equation draw:name="f39" draw:formula="?f34 + ?f12"/><draw:equation draw:name="f40" draw:formula="?f36 + ?f12"/><draw:equation draw:name="f41" draw:formula="?f21 + ?f1"/><draw:equation draw:name="f42" draw:formula="?f41 * ?f9 / ?f0"/><draw:equation draw:name="f43" draw:formula="0 - ?f42"/><draw:equation draw:name="f44" draw:formula="cos(?f43)"/><draw:equation draw:name="f45" draw:formula="0 - ?f44"/><draw:equation draw:name="f46" draw:formula="?f45 * ?f12"/><draw:equation draw:name="f47" draw:formula="sin(?f43)"/><draw:equation draw:name="f48" draw:formula="0 - ?f47"/><draw:equation draw:name="f49" draw:formula="?f48 * ?f12"/><draw:equation draw:name="f50" draw:formula="sqrt(?f46 * ?f46 + ?f49 * ?f49 + 0 * 0)"/><draw:equation draw:name="f51" draw:formula="?f12 * ?f12 / ?f50"/><draw:equation draw:name="f52" draw:formula="?f48 * ?f51"/><draw:equation draw:name="f53" draw:formula="?f34 + ?f52"/><draw:equation draw:name="f54" draw:formula="?f45 * ?f51"/><draw:equation draw:name="f55" draw:formula="?f36 + ?f54"/><draw:equation draw:name="f56" draw:formula="if(?f20, ?f2, ?f37)"/><draw:equation draw:name="f57" draw:formula="if(?f20, ?f12, ?f38)"/><draw:equation draw:name="f58" draw:formula="if(?f20, ?f2, ?f39)"/><draw:equation draw:name="f59" draw:formula="if(?f20, ?f12, ?f40)"/><draw:equation draw:name="f60" draw:formula="if(?f20, ?f37, ?f53)"/><draw:equation draw:name="f61" draw:formula="if(?f20, ?f38, ?f55)"/><draw:equation draw:name="f62" draw:formula="if(?f20, ?f39, ?f53)"/><draw:equation draw:name="f63" draw:formula="if(?f20, ?f40, ?f55)"/></draw:enhanced-geometry></draw:custom-shape></text:span><text:span text:style-name="T4"><draw:custom-shape svg:x="-0.00069in" svg:y="0.14097in" svg:width="1.05833in" svg:height="0.275in" draw:z-index="251660288" draw:id="id2" draw:style-name="a2" draw:name="Eine Ecke des Rechtecks schneiden und abrunden 2" text:anchor-type="paragraph"><svg:title/><svg:desc/><draw:enhanced-geometry draw:path-stretchpoint-x="21600" draw:path-stretchpoint-y="21600" draw:type="non-primitive" svg:viewBox="0 0 21600 21600" draw:enhanced-path="M ?f12 ?f4 L ?f14 ?f4 ?f3 ?f13 ?f3 ?f5 ?f2 ?f5 ?f2 ?f12 A ?f56 ?f57 ?f58 ?f59 ?f2 ?f12 ?f53 ?f55  W ?f60 ?f61 ?f62 ?f63 ?f2 ?f12 ?f53 ?f55 Z N" draw:text-areas="?f15 ?f15 ?f16 ?f5" draw:modifiers="16667 166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$0"/><draw:equation draw:name="f11" draw:formula="$1"/><draw:equation draw:name="f12" draw:formula="?f8 * ?f10 / 100000"/><draw:equation draw:name="f13" draw:formula="?f8 * ?f11 / 100000"/><draw:equation draw:name="f14" draw:formula="?f3 - ?f13"/><draw:equation draw:name="f15" draw:formula="?f12 * 29289 / 100000"/><draw:equation draw:name="f16" draw:formula="(?f14 + ?f3) / 2"/><draw:equation draw:name="f17" draw:formula="21550000 - ?f1"/><draw:equation draw:name="f18" draw:formula="if(?f17, ?f1, 21550000)"/><draw:equation draw:name="f19" draw:formula="-21550000 - ?f18"/><draw:equation draw:name="f20" draw:formula="if(?f19, -21550000, ?f18)"/><draw:equation draw:name="f21" draw:formula="?f0 + ?f20"/><draw:equation draw:name="f22" draw:formula="?f0 + ?f1"/><draw:equation draw:name="f23" draw:formula="?f22 * ?f9 / ?f0"/><draw:equation draw:name="f24" draw:formula="0 - ?f23"/><draw:equation draw:name="f25" draw:formula="cos(?f24)"/><draw:equation draw:name="f26" draw:formula="0 - ?f25"/><draw:equation draw:name="f27" draw:formula="?f26 * ?f12"/><draw:equation draw:name="f28" draw:formula="sin(?f24)"/><draw:equation draw:name="f29" draw:formula="0 - ?f28"/><draw:equation draw:name="f30" draw:formula="?f29 * ?f12"/><draw:equation draw:name="f31" draw:formula="sqrt(?f27 * ?f27 + ?f30 * ?f30 + 0 * 0)"/><draw:equation draw:name="f32" draw:formula="?f12 * ?f12 / ?f31"/><draw:equation draw:name="f33" draw:formula="?f29 * ?f32"/><draw:equation draw:name="f34" draw:formula="?f2 - ?f33"/><draw:equation draw:name="f35" draw:formula="?f26 * ?f32"/><draw:equation draw:name="f36" draw:formula="?f12 - ?f35"/><draw:equation draw:name="f37" draw:formula="?f34 - ?f12"/><draw:equation draw:name="f38" draw:formula="?f36 - ?f12"/><draw:equation draw:name="f39" draw:formula="?f34 + ?f12"/><draw:equation draw:name="f40" draw:formula="?f36 + ?f12"/><draw:equation draw:name="f41" draw:formula="?f21 + ?f1"/><draw:equation draw:name="f42" draw:formula="?f41 * ?f9 / ?f0"/><draw:equation draw:name="f43" draw:formula="0 - ?f42"/><draw:equation draw:name="f44" draw:formula="cos(?f43)"/><draw:equation draw:name="f45" draw:formula="0 - ?f44"/><draw:equation draw:name="f46" draw:formula="?f45 * ?f12"/><draw:equation draw:name="f47" draw:formula="sin(?f43)"/><draw:equation draw:name="f48" draw:formula="0 - ?f47"/><draw:equation draw:name="f49" draw:formula="?f48 * ?f12"/><draw:equation draw:name="f50" draw:formula="sqrt(?f46 * ?f46 + ?f49 * ?f49 + 0 * 0)"/><draw:equation draw:name="f51" draw:formula="?f12 * ?f12 / ?f50"/><draw:equation draw:name="f52" draw:formula="?f48 * ?f51"/><draw:equation draw:name="f53" draw:formula="?f34 + ?f52"/><draw:equation draw:name="f54" draw:formula="?f45 * ?f51"/><draw:equation draw:name="f55" draw:formula="?f36 + ?f54"/><draw:equation draw:name="f56" draw:formula="if(?f20, ?f2, ?f37)"/><draw:equation draw:name="f57" draw:formula="if(?f20, ?f12, ?f38)"/><draw:equation draw:name="f58" draw:formula="if(?f20, ?f2, ?f39)"/><draw:equation draw:name="f59" draw:formula="if(?f20, ?f12, ?f40)"/><draw:equation draw:name="f60" draw:formula="if(?f20, ?f37, ?f53)"/><draw:equation draw:name="f61" draw:formula="if(?f20, ?f38, ?f55)"/><draw:equation draw:name="f62" draw:formula="if(?f20, ?f39, ?f53)"/><draw:equation draw:name="f63" draw:formula="if(?f20, ?f40, ?f55)"/></draw:enhanced-geometry></draw:custom-shape></text:span><text:tab/><text:tab/><text:tab/><text:tab/></text:p>
      <text:p text:style-name="Standard"><text:s/>terminplanung<text:tab/><text:tab/><text:tab/><text:s text:c="10"/>kundenverwaltung<text:tab/><text:tab/><text:s text:c="5"/>mitarbeiterverwaltung</text:p>
      <text:p text:style-name="Standard"><text:span text:style-name="T5"><draw:custom-shape svg:x="0.41597in" svg:y="0.22639in" svg:width="0.83333in" svg:height="0.43333in" draw:z-index="251667456" draw:id="id3" draw:style-name="a3" draw:name="Rechteck 9" text:anchor-type="paragraph"><svg:title/><svg:desc/><draw:enhanced-geometry draw:type="non-primitive" svg:viewBox="0 0 21600 21600" draw:enhanced-path="M 0 0 L 21600 0 21600 21600 0 21600 Z N"/></draw:custom-shape></text:span><text:span text:style-name="T6"><draw:custom-shape svg:x="2.61458in" svg:y="0.23333in" svg:width="0.83333in" svg:height="0.43333in" draw:z-index="251669504" draw:id="id4" draw:style-name="a4" draw:name="Rechteck 10" text:anchor-type="paragraph"><svg:title/><svg:desc/><draw:enhanced-geometry draw:type="non-primitive" svg:viewBox="0 0 21600 21600" draw:enhanced-path="M 0 0 L 21600 0 21600 21600 0 21600 Z N"/></draw:custom-shape></text:span><text:span text:style-name="T7"><draw:custom-shape svg:x="2.23264in" svg:y="0.04306in" svg:width="1.625in" svg:height="0.81667in" draw:z-index="251662336" draw:id="id5" draw:style-name="a5" draw:name="Rechteck 6" text:anchor-type="paragraph"><svg:title/><svg:desc/><draw:enhanced-geometry draw:type="non-primitive" svg:viewBox="0 0 21600 21600" draw:enhanced-path="M 0 0 L 21600 0 21600 21600 0 21600 Z N"/></draw:custom-shape></text:span><text:span text:style-name="T8"><draw:custom-shape svg:x="4.57083in" svg:y="0.03472in" svg:width="1.625in" svg:height="0.81667in" draw:z-index="251665408" draw:id="id6" draw:style-name="a6" draw:name="Rechteck 8" text:anchor-type="paragraph"><svg:title/><svg:desc/><draw:enhanced-geometry draw:type="non-primitive" svg:viewBox="0 0 21600 21600" draw:enhanced-path="M 0 0 L 21600 0 21600 21600 0 21600 Z N"/></draw:custom-shape></text:span><text:span text:style-name="T9"><draw:custom-shape svg:x="-0.00069in" svg:y="0.04306in" svg:width="1.625in" svg:height="0.81667in" draw:z-index="251659264" draw:id="id7" draw:style-name="a7" draw:name="Rechteck 1" text:anchor-type="paragraph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0"><draw:custom-shape svg:x="4.83264in" svg:y="0.04792in" svg:width="1.19167in" svg:height="0.43333in" draw:z-index="251671552" draw:id="id8" draw:style-name="a8" draw:name="Rechteck 11" text:anchor-type="paragraph"><svg:title/><svg:desc/><draw:enhanced-geometry draw:type="non-primitive" svg:viewBox="0 0 21600 21600" draw:enhanced-path="M 0 0 L 21600 0 21600 21600 0 21600 Z N"/></draw:custom-shape></text:span></text:p>
      <text:p text:style-name="Standard"><text:span text:style-name="T11"><draw:custom-shape svg:x="0.14097in" svg:y="2.19514in" svg:width="1.25in" svg:height="1.5in" draw:z-index="251673600" draw:id="id9" draw:style-name="a9" draw:name="Rechteck 13" text:anchor-type="paragraph"><svg:title/><svg:desc/><draw:enhanced-geometry draw:type="non-primitive" svg:viewBox="0 0 21600 21600" draw:enhanced-path="M 0 0 L 21600 0 21600 21600 0 21600 Z N"/></draw:custom-shape></text:span><text:span text:style-name="T12"><draw:custom-shape svg:x="4.72083in" svg:y="2.21667in" svg:width="1.25in" svg:height="1.5in" draw:z-index="251675648" draw:id="id10" draw:style-name="a10" draw:name="Rechteck 14" text:anchor-type="paragraph"><svg:title/><svg:desc/><draw:enhanced-geometry draw:type="non-primitive" svg:viewBox="0 0 21600 21600" draw:enhanced-path="M 0 0 L 21600 0 21600 21600 0 21600 Z N"/></draw:custom-shape></text:span><text:span text:style-name="T13"><draw:custom-shape svg:x="3.19931in" svg:y="2.20347in" svg:width="1.25in" svg:height="1.5in" draw:z-index="251677696" draw:id="id11" draw:style-name="a11" draw:name="Rechteck 15" text:anchor-type="paragraph"><svg:title/><svg:desc/><draw:enhanced-geometry draw:type="non-primitive" svg:viewBox="0 0 21600 21600" draw:enhanced-path="M 0 0 L 21600 0 21600 21600 0 21600 Z N"/></draw:custom-shape></text:span><text:span text:style-name="T14"><draw:custom-shape svg:x="1.68264in" svg:y="2.19514in" svg:width="1.25in" svg:height="1.5in" draw:z-index="251679744" draw:id="id12" draw:style-name="a12" draw:name="Rechteck 16" text:anchor-type="paragraph"><svg:title/><svg:desc/><draw:enhanced-geometry draw:type="non-primitive" svg:viewBox="0 0 21600 21600" draw:enhanced-path="M 0 0 L 21600 0 21600 21600 0 21600 Z N"/></draw:custom-shape></text:span><text:span text:style-name="T15"><draw:custom-shape svg:x="0in" svg:y="1.47847in" svg:width="6.39167in" svg:height="3.11667in" draw:z-index="251672576" draw:id="id13" draw:style-name="a13" draw:name="Rechteck 12" text:anchor-type="paragraph"><svg:title/><svg:desc/><draw:enhanced-geometry draw:type="non-primitive" svg:viewBox="0 0 21600 21600" draw:enhanced-path="M 0 0 L 21600 0 21600 21600 0 21600 Z N"/></draw:custom-shape></text:span><text:tab/>TerminDB<text:tab/><text:tab/><text:tab/><text:s text:c="6"/>KundenDB<text:tab/><text:tab/><text:tab/><text:tab/><text:s/>MitarbeiterDB</text:p>
      <text:p text:style-name="Standard"><text:span text:style-name="T16"><draw:connector draw:type="line" svg:x1="0.94931in" svg:y1="0.10833in" svg:x2="2.29097in" svg:y2="2.00833in" draw:z-index="251686912" draw:id="id14" draw:style-name="a15" draw:name="Gerade Verbindung mit Pfeil 20" text:anchor-type="paragraph"><svg:title/><svg:desc/></draw:connector></text:span><text:span text:style-name="T17"><draw:connector draw:type="line" svg:x1="3.00764in" svg:y1="0.11667in" svg:x2="3.76597in" svg:y2="2.03333in" draw:z-index="251684864" draw:id="id15" draw:style-name="a17" draw:name="Gerade Verbindung mit Pfeil 19" text:anchor-type="paragraph"><svg:title/><svg:desc/></draw:connector></text:span><text:span text:style-name="T18"><draw:connector draw:type="line" svg:x1="5.37431in" svg:y1="0.125in" svg:x2="5.37431in" svg:y2="2.04167in" draw:z-index="251682816" draw:id="id16" draw:style-name="a19" draw:name="Gerade Verbindung mit Pfeil 18" text:anchor-type="paragraph"><svg:title/><svg:desc/></draw:connector></text:span><text:span text:style-name="T19"><draw:connector draw:type="line" svg:x1="0.76597in" svg:y1="0.1in" svg:x2="0.76597in" svg:y2="2.01667in" draw:z-index="251680768" draw:id="id17" draw:style-name="a21" draw:name="Gerade Verbindung mit Pfeil 17" text:anchor-type="paragraph"><svg:title/><svg:desc/></draw:connector></text:span></text:p>
      <text:p text:style-name="Standard"/>
      <text:p text:style-name="Standard"/>
      <text:p text:style-name="Standard"/>
      <text:p text:style-name="Standard"/>
      <text:p text:style-name="P20">Datenbank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10"/>Adminwerte<text:tab/><text:tab/><text:s text:c="3"/>termine<text:tab/><text:tab/><text:s text:c="4"/>kunden<text:tab/><text:tab/><text:s text:c="2"/>mitarbeit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20" svg:viewBox="0 0 20 30" svg:d="m10 0-10 30h20z"/>
    <draw:marker draw:name="a16" svg:viewBox="0 0 20 30" svg:d="m10 0-10 30h20z"/>
    <draw:marker draw:name="a18" svg:viewBox="0 0 20 30" svg:d="m10 0-10 30h20z"/>
    <draw:marker draw:name="a14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5-09T06:34:00Z</meta:creation-date>
    <dc:date>2016-05-09T06:50:00Z</dc:date>
    <meta:template xlink:href="Normal.dotm" xlink:type="simple"/>
    <meta:editing-cycles>1</meta:editing-cycles>
    <meta:editing-duration>PT0S</meta:editing-duration>
    <meta:document-statistic meta:page-count="1" meta:paragraph-count="1" meta:word-count="30" meta:character-count="222" meta:row-count="1" meta:non-whitespace-character-count="193"/>
  </office:meta>
</office:document-meta>
</file>